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1809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officeooo:rsid="030b7e19" style:font-style-asian="normal" style:font-style-complex="normal"/>
    </style:style>
    <style:style style:name="T66" style:family="text">
      <style:text-properties fo:font-style="normal" officeooo:rsid="030b867d" style:font-style-asian="normal" style:font-style-complex="normal"/>
    </style:style>
    <style:style style:name="T67" style:family="text">
      <style:text-properties fo:font-style="normal" officeooo:rsid="030d4821" style:font-style-asian="normal" style:font-style-complex="normal"/>
    </style:style>
    <style:style style:name="T68" style:family="text">
      <style:text-properties fo:font-style="normal" officeooo:rsid="030de505" style:font-style-asian="normal" style:font-style-complex="normal"/>
    </style:style>
    <style:style style:name="T69" style:family="text">
      <style:text-properties fo:font-style="normal" officeooo:rsid="030e9a7e" style:font-style-asian="normal" style:font-style-complex="normal"/>
    </style:style>
    <style:style style:name="T70" style:family="text">
      <style:text-properties fo:font-style="normal" officeooo:rsid="03103153" style:font-style-asian="normal" style:font-style-complex="normal"/>
    </style:style>
    <style:style style:name="T71" style:family="text">
      <style:text-properties fo:font-style="normal" officeooo:rsid="0311809d" style:font-style-asian="normal" style:font-style-complex="normal"/>
    </style:style>
    <style:style style:name="T72" style:family="text">
      <style:text-properties fo:font-style="normal" officeooo:rsid="031273ae" style:font-style-asian="normal" style:font-style-complex="normal"/>
    </style:style>
    <style:style style:name="T73" style:family="text">
      <style:text-properties fo:font-style="normal" officeooo:rsid="03141b84" style:font-style-asian="normal" style:font-style-complex="normal"/>
    </style:style>
    <style:style style:name="T74" style:family="text">
      <style:text-properties fo:font-style="normal" style:text-underline-style="none" officeooo:rsid="02e2cd15" style:font-style-asian="normal" style:font-style-complex="normal"/>
    </style:style>
    <style:style style:name="T75" style:family="text">
      <style:text-properties officeooo:rsid="000a14f6"/>
    </style:style>
    <style:style style:name="T76" style:family="text">
      <style:text-properties officeooo:rsid="005714b7"/>
    </style:style>
    <style:style style:name="T77" style:family="text">
      <style:text-properties officeooo:rsid="00880dbe"/>
    </style:style>
    <style:style style:name="T78" style:family="text">
      <style:text-properties officeooo:rsid="007c6d62"/>
    </style:style>
    <style:style style:name="T79" style:family="text">
      <style:text-properties officeooo:rsid="00836784"/>
    </style:style>
    <style:style style:name="T80" style:family="text">
      <style:text-properties officeooo:rsid="01e21ff5"/>
    </style:style>
    <style:style style:name="T81" style:family="text">
      <style:text-properties officeooo:rsid="0233449b"/>
    </style:style>
    <style:style style:name="T82" style:family="text">
      <style:text-properties officeooo:rsid="02317916"/>
    </style:style>
    <style:style style:name="T83" style:family="text">
      <style:text-properties officeooo:rsid="023d18e5"/>
    </style:style>
    <style:style style:name="T84" style:family="text">
      <style:text-properties officeooo:rsid="024f9d17"/>
    </style:style>
    <style:style style:name="T85" style:family="text">
      <style:text-properties officeooo:rsid="02867bcd"/>
    </style:style>
    <style:style style:name="T86" style:family="text">
      <style:text-properties officeooo:rsid="028c3f47"/>
    </style:style>
    <style:style style:name="T87" style:family="text">
      <style:text-properties officeooo:rsid="0063a409"/>
    </style:style>
    <style:style style:name="T88" style:family="text">
      <style:text-properties officeooo:rsid="02a492ce"/>
    </style:style>
    <style:style style:name="T89" style:family="text">
      <style:text-properties officeooo:rsid="02320032"/>
    </style:style>
    <style:style style:name="T90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85">8</text:span></text:p>
      <text:p text:style-name="P20"/>
      <text:p text:style-name="P20"/>
      <text:p text:style-name="P16">© 201<text:span text:style-name="T85">8</text:span> by Wolfgang Skala. This edition is licensed under the Creative Commons Attribution<text:span text:style-name="T77">-NonCommercial-ShareAlike</text:span> 4.0 International License. To view a copy of this license, visit http://creativecommons.org/licenses/by<text:span text:style-name="T78">-nc-sa</text:span>/4.0/. </text:p>
      <text:p text:style-name="P15"/>
      <text:p text:style-name="P17">Music engraving by LilyPond 2.18.0 (http://www.lilypond.org).<text:span text:style-name="T76"><text:line-break/>Front matter</text:span> typeset with EB Garamond (http://www.georgduffner.at/ebgaramond).</text:p>
      <text:p text:style-name="P20"/>
      <text:p text:style-name="P14">First <text:span text:style-name="T80">version</text:span>, <text:span text:style-name="T88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7">of the </text:span><text:span text:style-name="T3">Missa in D</text:span><text:span text:style-name="T7"> </text:span>bases upon <text:span text:style-name="T8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90">9</text:span>).</text:p>
      <text:p text:style-name="P5"/>
      <text:p text:style-name="P7">In general, this edition closely follows the autograph. Any changes <text:span text:style-name="T75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7">Abbreviations: A, alto; B, bass;<text:span text:style-name="T83"> cor, corno; Ms, manuscript; o</text:span>rg, basses and organ; <text:span text:style-name="T83">r, rest;</text:span> S, soprano; T<text:span text:style-name="T79">, </text:span>tenor; <text:span text:style-name="T86">vl</text:span>, violin; <text:span text:style-name="T83">vla</text:span>, viola<text:span text:style-name="T84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74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</text:span><text:span text:style-name="T66">268<text:tab/>vla<text:tab/>1st eighth in Ms: b′8<text:line-break/></text:span><text:span text:style-name="T64">273<text:tab/>org<text:tab/>3rd eighth in Ms: B8</text:span><text:span text:style-name="T67"><text:line-break/>274<text:tab/>vla<text:tab/>1st quarter in Ms: d′4</text:span><text:span text:style-name="T65"><text:line-break/>332<text:tab/>org<text:tab/>3rd eighth in Ms: fis8</text:span><text:span text:style-name="T68"><text:line-break/>343<text:tab/>vla<text:tab/>1st eighth in Ms: his8</text:span><text:span text:style-name="T69"><text:line-break/><text:line-break/>465<text:tab/>A<text:tab/>2nd sixteenth in Ms: gis′16</text:span><text:span text:style-name="T70"><text:line-break/>467<text:tab/>A<text:tab/>bar in Ms: a′18–fis′8–d′4</text:span><text:span text:style-name="T71"><text:line-break/>476<text:tab/>A<text:tab/>1st quarter in Ms: d</text:span><text:span text:style-name="T70">′</text:span><text:span text:style-name="T71">8–cis</text:span><text:span text:style-name="T70">′</text:span><text:span text:style-name="T71">16–b16</text:span><text:span text:style-name="T72"><text:line-break/>477<text:tab/>org<text:tab/>1st quarter in Ms: gis4</text:span><text:span text:style-name="T73"><text:line-break/>490<text:tab/>org<text:tab/>3rd sixteenth in Ms: cis′16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82">wolfgang</text:span> (at) <text:span text:style-name="T81">esser-skala</text:span>.at<text:span text:style-name="T82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9">Salzburg, </text:span><text:span text:style-name="T14">February</text:span><text:span text:style-name="T9"> 201</text:span><text:span text:style-name="T12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89">1<text:tab/>Magnificat<text:tab/>1</text:span><text:line-break/><text:span text:style-name="T89">2<text:tab/>Esurientes<text:tab/>16</text:span><text:span text:style-name="T9"><text:line-break/></text:span><text:span text:style-name="T89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7T19:43:40.776059615</dc:date>
    <dc:creator>Wolfgang Skala</dc:creator>
    <meta:editing-duration>P8DT17H31M19S</meta:editing-duration>
    <meta:editing-cycles>709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706" meta:character-count="3671" meta:non-whitespace-character-count="2980"/>
  </office:meta>
</office:document-meta>
</file>